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marcellusregular" svg:font-family="marcellusregular, Arial, Tahoma, sans-serif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orphans="0" fo:widows="0" fo:hyphenation-ladder-count="no-limit"/>
      <style:text-properties fo:font-weight="bold" style:letter-kerning="true" style:font-name-asian="Lucida Sans Unicode" style:font-weight-asian="bold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/>
      <style:text-properties fo:font-size="16pt" fo:font-weight="bold" style:letter-kerning="true" style:font-name-asian="Lucida Sans Unicode" style:font-size-asian="16pt" style:font-weight-asian="bold" style:font-size-complex="16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fo:font-weight="normal" style:letter-kerning="true" style:font-name-asian="Lucida Sans Unicode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style:letter-kerning="true" style:font-name-asian="Lucida Sans Unicode" fo:hyphenate="fals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orphans="0" fo:widows="0" fo:hyphenation-ladder-count="no-limit"/>
      <style:text-properties style:letter-kerning="true" style:font-name-asian="Lucida Sans Unicode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orphans="0" fo:widows="0" fo:hyphenation-ladder-count="no-limit"/>
      <style:text-properties fo:color="#ff0000" style:letter-kerning="true" style:font-name-asian="Lucida Sans Unicode"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no-limit"/>
      <style:text-properties fo:font-size="14pt" fo:font-weight="bold" style:letter-kerning="true" style:font-name-asian="Lucida Sans Unicode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</style:style>
    <style:style style:name="P14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text-align="center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top="0cm" fo:margin-bottom="0cm" fo:line-height="150%" fo:orphans="0" fo:widows="0" fo:hyphenation-ladder-count="no-limit"/>
      <style:text-properties fo:font-variant="normal" fo:text-transform="none" style:font-name="Times New Roman" fo:font-size="12pt" fo:letter-spacing="normal" fo:font-style="normal" fo:font-weight="normal" style:letter-kerning="true" style:font-name-asian="Lucida Sans Unicode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18" style:family="paragraph" style:parent-style-name="Standard" style:master-page-name="Standard">
      <style:paragraph-properties style:page-number="auto"/>
      <style:text-properties fo:font-size="18pt" fo:font-style="italic" fo:font-weight="bold" style:font-size-asian="18pt" style:font-style-asian="italic" style:font-weight-asian="bold" style:font-size-complex="18pt"/>
    </style:style>
    <style:style style:name="P19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0" style:family="paragraph" style:parent-style-name="Standard" style:list-style-name="WWNum1">
      <style:paragraph-properties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1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22" style:family="paragraph" style:parent-style-name="List_20_Paragraph" style:list-style-name="WWNum1">
      <style:text-properties fo:font-size="13pt" style:letter-kerning="true" style:font-name-asian="Lucida Sans Unicode" style:font-size-asian="13pt" style:font-size-complex="13pt"/>
    </style:style>
    <style:style style:name="T1" style:family="text">
      <style:text-properties fo:color="#00000a" style:text-underline-style="none" fo:font-weight="bold" style:font-weight-asian="bold"/>
    </style:style>
    <style:style style:name="T2" style:family="text">
      <style:text-properties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4" style:family="text">
      <style:text-properties fo:color="#ff0000" style:letter-kerning="true" style:font-name-asian="Lucida Sans Unicode"/>
    </style:style>
    <style:style style:name="T5" style:family="text">
      <style:text-properties fo:font-weight="bold" style:letter-kerning="true" style:font-name-asian="Lucida Sans Unicode" style:font-weight-asian="bold" style:font-weight-complex="bold"/>
    </style:style>
    <style:style style:name="T6" style:family="text">
      <style:text-properties style:letter-kerning="true" style:font-name-asian="Lucida Sans Unicode"/>
    </style:style>
    <style:style style:name="T7" style:family="text">
      <style:text-properties fo:font-variant="normal" fo:text-transform="none" fo:color="#0f0f0f" style:font-name="marcellusregular" fo:font-size="12pt" fo:letter-spacing="normal" fo:font-style="normal" fo:font-weight="normal"/>
    </style:style>
    <style:style style:name="T8" style:family="text">
      <style:text-properties fo:font-weight="normal" style:letter-kerning="true" style:font-name-asian="Lucida Sans Unicode" style:font-weight-asian="normal" style:font-weight-complex="normal"/>
    </style:style>
    <style:style style:name="T9" style:family="text">
      <style:text-properties fo:font-size="13pt" style:letter-kerning="true" style:font-name-asian="Lucida Sans Unicode" style:font-size-asian="13pt" style:font-size-complex="13pt"/>
    </style:style>
    <style:style style:name="T10" style:family="text">
      <style:text-properties fo:font-size="13pt" fo:font-weight="bold" style:letter-kerning="true" style:font-name-asian="Lucida Sans Unicode" style:font-size-asian="13pt" style:font-weight-asian="bold" style:font-size-complex="13pt" style:font-weight-complex="bold"/>
    </style:style>
    <style:style style:name="T11" style:family="text">
      <style:text-properties style:font-name="Wingdings" fo:font-size="13pt" style:letter-kerning="true" style:font-name-asian="Lucida Sans Unicod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czniowski Klub Sportowy „GROM SP2” Lublin</text:p>
      <text:p text:style-name="P16"/>
      <text:p text:style-name="P16">ul. Mickiewicza 24, 20-433 Lublin</text:p>
      <text:p text:style-name="Standard"/>
      <text:p text:style-name="Standard"><text:a xlink:type="simple" xlink:href="mailto:uksgromsp2lublin@o2.pl" text:style-name="Internet_20_link" text:visited-style-name="Visited_20_Internet_20_Link"><text:span text:style-name="T1">uksgromsp2lublin@o2.pl</text:span></text:a></text:p>
      <text:p text:style-name="P1"/>
      <text:p text:style-name="P13"/>
      <text:p text:style-name="P3"><text:span text:style-name="T2">Informacje dla wyjeżdżających na kolonię - wypoczynek dla dzieci</text:span><text:span text:style-name="T3"> </text:span><text:span text:style-name="T2"><text:line-break/>w Grecji w terminie 28.06.2022 r. – 07.07.2022 r.</text:span></text:p>
      <text:p text:style-name="P4"/>
      <text:p text:style-name="P5"><text:span text:style-name="T5">Organizator:</text:span><text:span text:style-name="T6"> Uczniowski Klub Sportowy GROM SP2 Lublin, ul. Mickiewicza 24, 20-433 Lublin </text:span></text:p>
      <text:p text:style-name="P17">Greece Hotel Platon Beach, Platonos Lemonopoulou 1, Olympiaki Akti, 60100 Katerini, </text:p>
      <text:p text:style-name="P2">Kadra obozu: </text:p>
      <text:p text:style-name="P6">Piotr Łuszczew: organizator – opiekun grupy <text:s text:c="9"/>tel. 609-006-576</text:p>
      <text:p text:style-name="P7">Grzegorz Łata – kierownik <text:s text:c="27"/><text:tab/>tel. 607-359-439</text:p>
      <text:p text:style-name="P7">Urszula Łuszczew – opiekun grupy <text:s text:c="22"/><text:tab/>tel. 609-006-574</text:p>
      <text:p text:style-name="P7">Katarzyna Cybulska – opiekun grupy <text:s text:c="22"/>tel. 501-775-739</text:p>
      <text:p text:style-name="P6">Michał Furman – opiekun grupy <text:s text:c="30"/>tel. 730-870-170</text:p>
      <text:p text:style-name="P6"/>
      <text:p text:style-name="P9"><text:span text:style-name="T5">Zbiórka przed wyjazdem</text:span><text:span text:style-name="T6">: 28.06.2022 r. – wtorek, godz. </text:span><text:span text:style-name="T4">7:00 <text:s text:c="48"/></text:span><text:span text:style-name="T6"><text:s/>parking autokarowy – przy stadionie ARENA</text:span></text:p>
      <text:p text:style-name="P8"/>
      <text:p text:style-name="P10"><text:span text:style-name="T5">Wyjazd na kolonię:</text:span><text:span text:style-name="T6"> godz. </text:span><text:span text:style-name="T4">7:30</text:span></text:p>
      <text:p text:style-name="P11"><text:s/></text:p>
      <text:p text:style-name="P9"><text:span text:style-name="T5">Planowany powrót: </text:span><text:span text:style-name="T8">07</text:span><text:span text:style-name="T6">.07.2022 r. – czwartek, ok. godz. </text:span><text:span text:style-name="T4">20:00</text:span><text:span text:style-name="T6"> <text:s text:c="47"/>parking autokarowy – przy stadionie ARENA</text:span></text:p>
      <text:p text:style-name="P5"><text:span text:style-name="T6"><text:line-break/></text:span><text:span text:style-name="T5">Do torby zapakuj:</text:span></text:p>
      <text:p text:style-name="P5"><text:span text:style-name="T10">- <text:s text:c="3"/></text:span><text:span text:style-name="T9">paszport lub dowód osobisty ( ważny 6miesięcy od daty wyjazdu )</text:span></text:p>
      <text:p text:style-name="P5"><text:span text:style-name="T9">- <text:s text:c="3"/>kartę EKUZ <text:s/>jeżeli posiadasz ( </text:span><text:span text:style-name="T7">Europejska Karta Ubezpieczenia Zdrowotnego</text:span> )<text:span text:style-name="T9"> </text:span></text:p>
      <text:list xml:id="list4328775534508978151" text:style-name="WWNum1">
        <text:list-item>
          <text:p text:style-name="P22">maseczkę ochronną,</text:p>
        </text:list-item>
        <text:list-item>
          <text:p text:style-name="P22">kremy do opalania z dobrym filtrem, okulary słoneczne,</text:p>
        </text:list-item>
        <text:list-item>
          <text:p text:style-name="P22">OBWIĄZKOWO nakrycie głowy np. czapka, chusta,</text:p>
        </text:list-item>
        <text:list-item>
          <text:p text:style-name="P19">lekkie obuwie zmienne lub do chodzenia po hotelu,</text:p>
        </text:list-item>
        <text:list-item>
          <text:p text:style-name="P19">stroje kąpielowe/kąpielówki i klapki, 2 duże ręczniki, pidżamę, bieliznę osobistą,</text:p>
        </text:list-item>
        <text:list-item>
          <text:p text:style-name="P19">kosmetyki higieniczne: mydło, pastę do zębów, szczoteczkę, szampon,</text:p>
        </text:list-item>
        <text:list-item>
          <text:p text:style-name="P20">osobiste lekarstwa – jeśli bierzesz je stale ( napisać obowiązkowo w karcie ); środki przeciwgorączkowe, które dają Ci rodzice itp,</text:p>
        </text:list-item>
        <text:list-item>
          <text:p text:style-name="P21"><text:span text:style-name="T9">DOBRY HUMOR </text:span><text:span text:style-name="T11"></text:span></text:p>
        </text:list-item>
      </text:list>
      <text:p text:style-name="P7"/>
      <text:p text:style-name="P12">Jeśli dziecko cierpi na chorobę lokomocyjną bardzo prosimy o podanie leku AVIOMARIN lub LOKOMOTIV pół godziny przed podróżą.</text:p>
      <text:p text:style-name="P12"/>
      <text:p text:style-name="P14"/>
      <text:p text:style-name="P15">Numer konta UKS GROM SP2 Lublin na które można dokonywać wpłaty <text:line-break/>na kolonię – Bank Pekao SA: 12 1240 2470 1111 0010 6881 32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marcellusregular" svg:font-family="marcellusregular, Arial, Tahoma, sans-serif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9pt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a </meta:initial-creator>
    <meta:creation-date>2022-05-31T21:52:35.14</meta:creation-date>
    <dc:date>2022-06-19T10:15:27.05</dc:date>
    <dc:creator>ula </dc:creator>
    <meta:editing-duration>PT23M1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29" meta:word-count="266" meta:character-count="1969"/>
  </office:meta>
</office:document-meta>
</file>